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1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Klemme</text:p>
          </table:table-cell>
          <table:table-cell office:value-type="string" calcext:value-type="string">
            <text:p>https://de.farnell.com/phoenix-contact/1711725/klemmblock-print-schraub-2pol/dp/3041165?st=terminal%20b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derstand 220 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erstand 0 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erstand 10 Ohm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4.7 µH </text:p>
          </table:table-cell>
          <table:table-cell office:value-type="string" calcext:value-type="string">
            <text:p>https://de.farnell.com/tdk/mlz2012m4r7wt/induktivit-t-4-7uh-20-geschirmt/dp/2215656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.00.0000</text:date>, <text:time style:data-style-name="N2" text:time-value="12:24:23.9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19-03-10T12:24:47.671000000</dc:date>
    <meta:editing-duration>PT1H23M15S</meta:editing-duration>
    <meta:editing-cycles>6</meta:editing-cycles>
    <meta:document-statistic meta:table-count="1" meta:cell-count="9" meta:object-count="0"/>
  </office:meta>
</office:document-meta>
</file>